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Krasny">
            <text:p>Cape_Krasny</text:p>
          </table:table-cell>
          <table:table-cell office:value-type="string" office:value="radiocarbon">
            <text:p>radiocarbon</text:p>
          </table:table-cell>
          <table:table-cell office:value-type="string" office:value="GX-18211">
            <text:p>GX-18211</text:p>
          </table:table-cell>
          <table:table-cell office:value-type="float" office:value="68.73333333333333">
            <text:p>68.73333333333333</text:p>
          </table:table-cell>
          <table:table-cell office:value-type="float" office:value="37.45">
            <text:p>37.45</text:p>
          </table:table-cell>
          <table:table-cell office:value-type="float" office:value="6210.0">
            <text:p>6210.0</text:p>
          </table:table-cell>
          <table:table-cell office:value-type="float" office:value="85.0">
            <text:p>85.0</text:p>
          </table:table-cell>
          <table:table-cell office:value-type="string" office:value="Astarte spp., Macoma spp.">
            <text:p>Astarte spp., Macoma sp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5">
            <text:p>1.15</text:p>
          </table:table-cell>
          <table:table-cell office:value-type="float" office:value="1.1453937641255296">
            <text:p>1.145393764125529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Cape_Krasny">
            <text:p>Cape_Krasny</text:p>
          </table:table-cell>
          <table:table-cell office:value-type="string" office:value="radiocarbon">
            <text:p>radiocarbon</text:p>
          </table:table-cell>
          <table:table-cell office:value-type="string" office:value="GX-18586">
            <text:p>GX-18586</text:p>
          </table:table-cell>
          <table:table-cell office:value-type="float" office:value="68.73333333333333">
            <text:p>68.73333333333333</text:p>
          </table:table-cell>
          <table:table-cell office:value-type="float" office:value="37.45">
            <text:p>37.45</text:p>
          </table:table-cell>
          <table:table-cell office:value-type="float" office:value="1175.0">
            <text:p>117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  <table:table-cell office:value-type="float" office:value="1.1453937641255296">
            <text:p>1.145393764125529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Cape_Krasny">
            <text:p>Cape_Krasny</text:p>
          </table:table-cell>
          <table:table-cell office:value-type="string" office:value="radiocarbon">
            <text:p>radiocarbon</text:p>
          </table:table-cell>
          <table:table-cell office:value-type="string" office:value="GX-18212">
            <text:p>GX-18212</text:p>
          </table:table-cell>
          <table:table-cell office:value-type="float" office:value="68.73333333333333">
            <text:p>68.73333333333333</text:p>
          </table:table-cell>
          <table:table-cell office:value-type="float" office:value="37.45">
            <text:p>37.45</text:p>
          </table:table-cell>
          <table:table-cell office:value-type="float" office:value="6855.0">
            <text:p>6855.0</text:p>
          </table:table-cell>
          <table:table-cell office:value-type="float" office:value="90.0">
            <text:p>90.0</text:p>
          </table:table-cell>
          <table:table-cell office:value-type="string" office:value="Astarte spp., Macoma spp.">
            <text:p>Astarte spp., Macoma sp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15">
            <text:p>1.15</text:p>
          </table:table-cell>
          <table:table-cell office:value-type="float" office:value="1.1453937641255296">
            <text:p>1.145393764125529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Cape_Krasny">
            <text:p>Cape_Krasny</text:p>
          </table:table-cell>
          <table:table-cell office:value-type="string" office:value="radiocarbon">
            <text:p>radiocarbon</text:p>
          </table:table-cell>
          <table:table-cell office:value-type="string" office:value="GX-18210">
            <text:p>GX-18210</text:p>
          </table:table-cell>
          <table:table-cell office:value-type="float" office:value="68.73333333333333">
            <text:p>68.73333333333333</text:p>
          </table:table-cell>
          <table:table-cell office:value-type="float" office:value="37.45">
            <text:p>37.45</text:p>
          </table:table-cell>
          <table:table-cell office:value-type="float" office:value="4760.0">
            <text:p>4760.0</text:p>
          </table:table-cell>
          <table:table-cell office:value-type="float" office:value="75.0">
            <text:p>75.0</text:p>
          </table:table-cell>
          <table:table-cell office:value-type="string" office:value="Astarte spp., Macoma spp.">
            <text:p>Astarte spp., Macoma sp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55">
            <text:p>8.55</text:p>
          </table:table-cell>
          <table:table-cell office:value-type="float" office:value="2.33">
            <text:p>2.33</text:p>
          </table:table-cell>
          <table:table-cell office:value-type="float" office:value="2.327923874624253">
            <text:p>2.327923874624253</text:p>
          </table:table-cell>
          <table:table-cell office:value-type="string" office:value="SnyderEtal1996,CreelEtal2022">
            <text:p>SnyderEtal199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